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139in" fo:margin-left="-0.0785in" table:align="left" style:writing-mode="lr-tb"/>
    </style:style>
    <style:style style:name="Table1.A" style:family="table-column">
      <style:table-column-properties style:column-width="2.9035in"/>
    </style:style>
    <style:style style:name="Table1.B" style:family="table-column">
      <style:table-column-properties style:column-width="2.9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 style:font-name-complex="標楷體" style:font-size-complex="16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標楷體" fo:font-size="16pt" style:font-name-asian="標楷體" style:font-size-asian="16pt" style:font-name-complex="標楷體" style:font-size-complex="16pt"/>
    </style:style>
    <style:style style:name="P5" style:family="paragraph" style:parent-style-name="Standard">
      <style:text-properties style:font-name="標楷體" fo:font-size="15pt" style:font-name-asian="標楷體" style:font-size-asian="15pt" style:font-name-complex="標楷體" style:font-size-complex="16pt"/>
    </style:style>
    <style:style style:name="P6" style:family="paragraph" style:parent-style-name="Standard">
      <style:text-properties fo:font-size="15pt" style:font-size-asian="15pt"/>
    </style:style>
    <style:style style:name="P7" style:family="paragraph" style:parent-style-name="Standard">
      <style:text-properties fo:font-size="20pt" style:font-name-asian="標楷體" style:font-size-asian="20pt"/>
    </style:style>
    <style:style style:name="P8" style:family="paragraph" style:parent-style-name="Standard">
      <style:paragraph-properties fo:margin-left="0.889in" fo:margin-right="0in" fo:line-height="0.3472in" fo:text-indent="-0.889in" style:auto-text-indent="false"/>
    </style:style>
    <style:style style:name="P9" style:family="paragraph" style:parent-style-name="Standard">
      <style:paragraph-properties fo:margin-left="0.889in" fo:margin-right="0in" fo:line-height="0.3472in" fo:text-indent="-0.889in" style:auto-text-indent="false"/>
      <style:text-properties style:font-name="標楷體" fo:font-size="16pt" style:font-name-asian="標楷體" style:font-size-asian="16pt" style:font-name-complex="標楷體" style:font-size-complex="16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T1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2" style:family="text">
      <style:text-properties style:font-name-asian="標楷體"/>
    </style:style>
    <style:style style:name="T3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國立成功大學資訊工程系免修資工與醫資導論認證單</text:p>
      <text:p text:style-name="P5"/>
      <text:p text:style-name="P6"><text:span text:style-name="T2">班級：</text:span><text:span text:style-name="T3"> <text:s text:c="11"/></text:span><text:span text:style-name="T2">姓名：</text:span><text:span text:style-name="T3"> <text:s text:c="13"/></text:span><text:span text:style-name="T2">學號：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課 名</text:span></text:p>
          </table:table-cell>
          <table:table-cell table:style-name="Table1.B1" office:value-type="string">
            <text:p text:style-name="P1"><text:span text:style-name="T1">成 績</text:span></text:p>
          </table:table-cell>
        </table:table-row>
        <table:table-row table:style-name="Table1.1">
          <table:table-cell table:style-name="Table1.A1" office:value-type="string">
            <text:p text:style-name="P3">資工與醫資導論</text:p>
          </table:table-cell>
          <table:table-cell table:style-name="Table1.B1" office:value-type="string">
            <text:p text:style-name="P4"/>
          </table:table-cell>
        </table:table-row>
      </table:table>
      <text:p text:style-name="P3"/>
      <text:p text:style-name="P1"><text:span text:style-name="T1">系辦簽章 <text:s text:c="20"/>系主任簽章</text:span></text:p>
      <text:p text:style-name="P9">備註：1.本表填妥後，經系辦林小姐確認後，轉送系主任核章備存。</text:p>
      <text:p text:style-name="P9"><text:s text:c="6"/>2.請於開學後二個星期內完成認證。</text:p>
      <text:p text:style-name="P8"><text:span text:style-name="T1"><text:s text:c="6"/>3.本表若未審核通過，視同未修過本課，敬請注意！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資訊工程系免修資工與醫資導論認證單</dc:title>
    <dc:subject/>
    <meta:keyword/>
    <dc:description/>
    <meta:initial-creator>Microsoft</meta:initial-creator>
    <meta:creation-date>2009-09-30T14:44:00</meta:creation-date>
    <dc:creator>Microsoft</dc:creator>
    <dc:date>2009-09-30T15:02:00</dc:date>
    <meta:editing-cycles>1</meta:editing-cycles>
    <meta:editing-duration>PT15M</meta:editing-duration>
    <meta:document-statistic meta:table-count="1" meta:image-count="0" meta:object-count="0" meta:page-count="1" meta:paragraph-count="9" meta:word-count="121" meta:character-count="185" meta:non-whitespace-character-count="124"/>
    <meta:generator>LibreOffice/6.0.7.3$Linux_X86_64 LibreOffice_project/00m0$Build-3</meta:generator>
  </office:meta>
</office:document-meta>
</file>